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7cm" fo:min-width="1.6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1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9" style:family="graphic" style:parent-style-name="standard">
      <style:graphic-properties draw:textarea-vertical-align="middle" loext:decorative="false"/>
    </style:style>
    <style:style style:name="gr4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7cm" fo:min-width="1.6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5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7cm" fo:min-width="1.6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1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93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41cm" fo:min-width="0.492cm" fo:padding-top="0.125cm" fo:padding-bottom="0.125cm" fo:padding-left="0.25cm" fo:padding-right="0.25cm" fo:wrap-option="no-wrap" draw:shadow="hidden" draw:shadow-offset-x="0.03cm" draw:shadow-offset-y="0.03cm" draw:shadow-color="#808080" loext:decorative="false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2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2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2.94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3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47" draw:marker-end-width="0.3cm" draw:fill="none" draw:textarea-vertical-align="middle" loext:decorative="false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67cm" fo:min-width="1.6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1cm" fo:min-width="1.2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93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72cm" fo:min-width="0.492cm" fo:padding-top="0.125cm" fo:padding-bottom="0.125cm" fo:padding-left="0.25cm" fo:padding-right="0.25cm" fo:wrap-option="no-wrap" draw:shadow="hidden" draw:shadow-offset-x="0.03cm" draw:shadow-offset-y="0.03cm" draw:shadow-color="#808080" loext:decorative="false"/>
    </style:style>
    <style:style style:name="gr98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100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76cm" fo:min-width="2.1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2.94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3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7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76cm" fo:min-width="2.1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9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110" style:family="graphic" style:parent-style-name="objectwithoutfill">
      <style:graphic-properties draw:marker-end="Arrowheads_20_53" draw:marker-end-width="0.3cm" draw:fill="none" draw:textarea-vertical-align="middle" loext:decorative="false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49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49cm" fo:min-width="2.8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3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72cm" fo:min-width="0.492cm" fo:padding-top="0.125cm" fo:padding-bottom="0.125cm" fo:padding-left="0.25cm" fo:padding-right="0.25cm" fo:wrap-option="no-wrap" draw:shadow="hidden" draw:shadow-offset-x="0.03cm" draw:shadow-offset-y="0.03cm" draw:shadow-color="#808080" loext:decorative="false"/>
    </style:style>
    <style:style style:name="gr115" style:family="graphic" style:parent-style-name="objectwithoutfill">
      <style:graphic-properties draw:marker-end="Arrowheads_20_55" draw:marker-end-width="0.3cm" draw:fill="none" draw:textarea-vertical-align="middle" loext:decorative="false"/>
    </style:style>
    <style:style style:name="gr116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117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118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119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art-End" draw:style-name="gr1" draw:text-style-name="P2" xml:id="id1" draw:id="id1" draw:layer="layout" svg:width="3cm" svg:height="1cm" svg:x="8.875cm" svg:y="0.75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" draw:style-name="gr2" draw:text-style-name="P2" xml:id="id2" draw:id="id2" draw:layer="layout" svg:width="3.75cm" svg:height="2cm" svg:x="8.5cm" svg:y="3cm">
          <text:p text:style-name="P1"><text:span text:style-name="T1">Initialize</text:span></text:p>
          <text:p text:style-name="P1"><text:span text:style-name="T1">Microcontroller</text:span></text:p>
          <text:p text:style-name="P1"><text:span text:style-name="T1">(reset, startup et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" draw:style-name="gr3" draw:text-style-name="P2" xml:id="id3" draw:id="id3" draw:layer="layout" svg:width="3cm" svg:height="2cm" svg:x="8.875cm" svg:y="5.75cm">
          <text:p text:style-name="P1"><text:span text:style-name="T1">Turn On</text:span></text:p>
          <text:p text:style-name="P1"><text:span text:style-name="T1">GPIOC</text:span></text:p>
          <text:p text:style-name="P1"><text:span text:style-name="T1">Clo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" draw:style-name="gr4" draw:text-style-name="P2" xml:id="id4" draw:id="id4" draw:layer="layout" svg:width="3cm" svg:height="2cm" svg:x="8.875cm" svg:y="8.5cm">
          <text:p text:style-name="P1"><text:span text:style-name="T1">Set GPIOC</text:span></text:p>
          <text:p text:style-name="P1"><text:span text:style-name="T1">Pin 6 to 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" draw:style-name="gr5" draw:text-style-name="P2" xml:id="id5" draw:id="id5" draw:layer="layout" svg:width="3cm" svg:height="2cm" svg:x="8.875cm" svg:y="11.25cm">
          <text:p text:style-name="P1"><text:span text:style-name="T1">Turn On</text:span></text:p>
          <text:p text:style-name="P1"><text:span text:style-name="T1">PC6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7" draw:style-name="gr6" draw:text-style-name="P2" xml:id="id7" draw:id="id7" draw:layer="layout" svg:width="3cm" svg:height="2cm" svg:x="8.875cm" svg:y="16.75cm">
          <text:p text:style-name="P1"><text:span text:style-name="T1">Turn Off</text:span></text:p>
          <text:p text:style-name="P1"><text:span text:style-name="T1">PC6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10.375cm" svg:y1="1.75cm" svg:x2="10.375cm" svg:y2="3cm" draw:start-shape="id1" draw:start-glue-point="6" draw:end-shape="id2" draw:end-glue-point="4" svg:d="M10375 1750v1250" svg:viewBox="0 0 1 1251">
          <text:p/>
        </draw:connector>
        <draw:connector draw:style-name="gr8" draw:text-style-name="P3" draw:layer="layout" draw:type="line" svg:x1="10.375cm" svg:y1="5cm" svg:x2="10.375cm" svg:y2="5.75cm" draw:start-shape="id2" draw:start-glue-point="6" draw:end-shape="id3" draw:end-glue-point="4" svg:d="M10375 5000v750" svg:viewBox="0 0 1 751">
          <text:p/>
        </draw:connector>
        <draw:connector draw:style-name="gr9" draw:text-style-name="P3" draw:layer="layout" draw:type="line" svg:x1="10.375cm" svg:y1="7.75cm" svg:x2="10.375cm" svg:y2="8.5cm" draw:start-shape="id3" draw:start-glue-point="6" draw:end-shape="id4" draw:end-glue-point="4" svg:d="M10375 7750v750" svg:viewBox="0 0 1 751">
          <text:p/>
        </draw:connector>
        <draw:connector draw:style-name="gr10" draw:text-style-name="P3" xml:id="id14" draw:id="id14" draw:layer="layout" draw:type="line" svg:x1="10.375cm" svg:y1="10.5cm" svg:x2="10.375cm" svg:y2="11.25cm" draw:start-shape="id4" draw:start-glue-point="6" draw:end-shape="id5" draw:end-glue-point="4" svg:d="M10375 10500v750" svg:viewBox="0 0 1 751">
          <text:p/>
        </draw:connector>
        <draw:custom-shape draw:name="Process 4" draw:style-name="gr11" draw:text-style-name="P2" xml:id="id6" draw:id="id6" draw:layer="layout" svg:width="3cm" svg:height="2cm" svg:x="8.875cm" svg:y="14cm">
          <text:p text:style-name="P1"><text:span text:style-name="T1">Enter</text:span></text:p>
          <text:p text:style-name="P1"><text:span text:style-name="T1">Del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" draw:style-name="gr12" draw:text-style-name="P2" xml:id="id11" draw:id="id11" draw:layer="layout" svg:width="4.25cm" svg:height="2.833cm" svg:x="2cm" svg:y="10.951cm">
          <text:p text:style-name="P1"><text:span text:style-name="T1">L</text:span><text:span text:style-name="T1">o</text:span><text:span text:style-name="T1">o</text:span><text:span text:style-name="T1">p </text:span><text:span text:style-name="T1">c</text:span><text:span text:style-name="T1">o</text:span><text:span text:style-name="T1">u</text:span><text:span text:style-name="T1">nt</text:span><text:span text:style-name="T1">e</text:span><text:span text:style-name="T1">r</text:span><text:span text:style-name="T1">=</text:span><text:span text:style-name="T1">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5" draw:style-name="gr13" draw:text-style-name="P2" xml:id="id10" draw:id="id10" draw:layer="layout" svg:width="3cm" svg:height="2cm" svg:x="2.625cm" svg:y="8.25cm">
          <text:p text:style-name="P1"><text:span text:style-name="T1">Subtract</text:span></text:p>
          <text:p text:style-name="P1"><text:span text:style-name="T1">1 from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6" draw:style-name="gr14" draw:text-style-name="P2" xml:id="id12" draw:id="id12" draw:layer="layout" svg:width="3cm" svg:height="2cm" svg:x="2.625cm" svg:y="14.484cm">
          <text:p text:style-name="P1"><text:span text:style-name="T1">Reset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8" draw:style-name="gr15" draw:text-style-name="P2" xml:id="id8" draw:id="id8" draw:layer="layout" svg:width="3cm" svg:height="2cm" svg:x="8.875cm" svg:y="19.5cm">
          <text:p text:style-name="P1"><text:span text:style-name="T1">Enter</text:span></text:p>
          <text:p text:style-name="P1"><text:span text:style-name="T1">Del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svg:x1="10.375cm" svg:y1="13.25cm" svg:x2="10.375cm" svg:y2="14cm" draw:start-shape="id5" draw:start-glue-point="6" draw:end-shape="id6" draw:end-glue-point="4" svg:d="M10375 13250v750" svg:viewBox="0 0 1 751">
          <text:p/>
        </draw:connector>
        <draw:connector draw:style-name="gr17" draw:text-style-name="P3" draw:layer="layout" svg:x1="10.375cm" svg:y1="16cm" svg:x2="10.375cm" svg:y2="16.75cm" draw:start-shape="id6" draw:start-glue-point="6" draw:end-shape="id7" draw:end-glue-point="4" svg:d="M10375 16000v750" svg:viewBox="0 0 1 751">
          <text:p/>
        </draw:connector>
        <draw:connector draw:style-name="gr18" draw:text-style-name="P3" draw:layer="layout" svg:x1="10.375cm" svg:y1="18.75cm" svg:x2="10.375cm" svg:y2="19.5cm" draw:start-shape="id7" draw:start-glue-point="6" draw:end-shape="id8" draw:end-glue-point="4" svg:d="M10375 18750v750" svg:viewBox="0 0 1 751">
          <text:p/>
        </draw:connector>
        <draw:custom-shape draw:name="On-Page-Reference" draw:style-name="gr19" draw:text-style-name="P2" xml:id="id9" draw:id="id9" draw:layer="layout" svg:width="2.444cm" svg:height="1.5cm" svg:x="2.903cm" svg:y="5.75cm">
          <text:p text:style-name="P1"><text:span text:style-name="T1">Delay</text:span></text:p>
          <text:p text:style-name="P1"><text:span text:style-name="T1">Fun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1" draw:style-name="gr20" draw:text-style-name="P2" xml:id="id13" draw:id="id13" draw:layer="layout" svg:width="2.444cm" svg:height="1.5cm" svg:x="2.903cm" svg:y="17.25cm">
          <text:p text:style-name="P1"><text:span text:style-name="T1">Return to </text:span></text:p>
          <text:p text:style-name="P1"><text:span text:style-name="T1">Fun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3" xml:id="id15" draw:id="id15" draw:layer="layout" svg:x1="4.125cm" svg:y1="7.25cm" svg:x2="4.125cm" svg:y2="8.25cm" draw:start-shape="id9" draw:start-glue-point="8" draw:end-shape="id10" draw:end-glue-point="4" svg:d="M4125 7250v1000" svg:viewBox="0 0 1 1001">
          <text:p/>
        </draw:connector>
        <draw:connector draw:style-name="gr22" draw:text-style-name="P3" draw:layer="layout" svg:x1="4.125cm" svg:y1="10.25cm" svg:x2="4.125cm" svg:y2="10.951cm" draw:start-shape="id10" draw:start-glue-point="6" draw:end-shape="id11" draw:end-glue-point="4" svg:d="M4125 10250v701" svg:viewBox="0 0 1 702">
          <text:p/>
        </draw:connector>
        <draw:connector draw:style-name="gr23" draw:text-style-name="P3" draw:layer="layout" svg:x1="4.125cm" svg:y1="13.784cm" svg:x2="4.125cm" svg:y2="14.484cm" draw:start-shape="id11" draw:start-glue-point="6" draw:end-shape="id12" draw:end-glue-point="4" svg:d="M4125 13784v700" svg:viewBox="0 0 1 701">
          <text:p/>
        </draw:connector>
        <draw:connector draw:style-name="gr24" draw:text-style-name="P3" draw:layer="layout" svg:x1="4.125cm" svg:y1="16.484cm" svg:x2="4.125cm" svg:y2="17.25cm" draw:start-shape="id12" draw:start-glue-point="6" draw:end-shape="id13" draw:end-glue-point="4" svg:d="M4125 16484v766" svg:viewBox="0 0 1 767">
          <text:p/>
        </draw:connector>
        <draw:connector draw:style-name="gr25" draw:text-style-name="P3" draw:layer="layout" svg:x1="10.375cm" svg:y1="21.5cm" svg:x2="10.375cm" svg:y2="10.875cm" draw:start-shape="id8" draw:start-glue-point="6" draw:end-shape="id14" draw:end-glue-point="0" svg:d="M10375 21500v516h-2015v-11141h2015" svg:viewBox="0 0 2016 11142">
          <text:p/>
        </draw:connector>
        <draw:connector draw:style-name="gr26" draw:text-style-name="P3" draw:layer="layout" svg:x1="6.25cm" svg:y1="12.368cm" svg:x2="4.125cm" svg:y2="7.75cm" draw:start-shape="id11" draw:start-glue-point="7" draw:end-shape="id15" draw:end-glue-point="0" svg:d="M6250 12368h516v-4618h-2641" svg:viewBox="0 0 2642 4619">
          <text:p/>
        </draw:connector>
      </draw:page>
      <draw:page draw:name="page2" draw:style-name="dp1" draw:master-page-name="Default">
        <draw:custom-shape draw:name="Start-End 1" draw:style-name="gr27" draw:text-style-name="P2" xml:id="id16" draw:id="id16" draw:layer="layout" svg:width="3cm" svg:height="1cm" svg:x="9.125cm" svg:y="0.75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8" draw:style-name="gr28" draw:text-style-name="P2" xml:id="id17" draw:id="id17" draw:layer="layout" svg:width="3.75cm" svg:height="2cm" svg:x="8.75cm" svg:y="3cm">
          <text:p text:style-name="P1"><text:span text:style-name="T1">Initialize</text:span></text:p>
          <text:p text:style-name="P1"><text:span text:style-name="T1">Microcontroll</text:span><text:span text:style-name="T1">er</text:span></text:p>
          <text:p text:style-name="P1"><text:span text:style-name="T1">(reset, </text:span><text:span text:style-name="T1">startup et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9" draw:style-name="gr29" draw:text-style-name="P2" xml:id="id18" draw:id="id18" draw:layer="layout" svg:width="3cm" svg:height="2cm" svg:x="9.125cm" svg:y="5.75cm">
          <text:p text:style-name="P1"><text:span text:style-name="T1">Turn On</text:span></text:p>
          <text:p text:style-name="P1"><text:span text:style-name="T1">GPIOA and </text:span><text:span text:style-name="T1">C</text:span></text:p>
          <text:p text:style-name="P1"><text:span text:style-name="T1">Clo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0" draw:style-name="gr30" draw:text-style-name="P2" xml:id="id19" draw:id="id19" draw:layer="layout" svg:width="3cm" svg:height="2cm" svg:x="9.125cm" svg:y="8.75cm">
          <text:p text:style-name="P1"><text:span text:style-name="T1">Set </text:span><text:span text:style-name="T1">GPIOC</text:span></text:p>
          <text:p text:style-name="P1"><text:span text:style-name="T1">Pin 6 to </text:span><text:span text:style-name="T1">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1" draw:style-name="gr31" draw:text-style-name="P2" xml:id="id22" draw:id="id22" draw:layer="layout" svg:width="3cm" svg:height="2cm" svg:x="5.5cm" svg:y="18.375cm">
          <text:p text:style-name="P1"><text:span text:style-name="T1">Turn On</text:span></text:p>
          <text:p text:style-name="P1"><text:span text:style-name="T1">PC6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2" draw:style-name="gr32" draw:text-style-name="P2" xml:id="id23" draw:id="id23" draw:layer="layout" svg:width="3cm" svg:height="2cm" svg:x="12.75cm" svg:y="18.375cm">
          <text:p text:style-name="P1"><text:span text:style-name="T1">Turn Off</text:span></text:p>
          <text:p text:style-name="P1"><text:span text:style-name="T1">PC6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10.625cm" svg:y1="1.75cm" svg:x2="10.625cm" svg:y2="3cm" draw:start-shape="id16" draw:start-glue-point="6" draw:end-shape="id17" draw:end-glue-point="4" svg:d="M10625 1750v1250" svg:viewBox="0 0 1 1251">
          <text:p/>
        </draw:connector>
        <draw:connector draw:style-name="gr8" draw:text-style-name="P3" draw:layer="layout" draw:type="line" svg:x1="10.625cm" svg:y1="5cm" svg:x2="10.625cm" svg:y2="5.75cm" draw:start-shape="id17" draw:start-glue-point="6" draw:end-shape="id18" draw:end-glue-point="4" svg:d="M10625 5000v750" svg:viewBox="0 0 1 751">
          <text:p/>
        </draw:connector>
        <draw:connector draw:style-name="gr9" draw:text-style-name="P3" draw:layer="layout" draw:type="line" svg:x1="10.625cm" svg:y1="7.75cm" svg:x2="10.625cm" svg:y2="8.75cm" draw:start-shape="id18" draw:start-glue-point="6" draw:end-shape="id19" draw:end-glue-point="4" svg:d="M10625 7750v1000" svg:viewBox="0 0 1 1001">
          <text:p/>
        </draw:connector>
        <draw:custom-shape draw:name="Process 9" draw:style-name="gr33" draw:text-style-name="P2" xml:id="id20" draw:id="id20" draw:layer="layout" svg:width="3cm" svg:height="2cm" svg:x="9.125cm" svg:y="11.25cm">
          <text:p text:style-name="P1"><text:span text:style-name="T1">Set GPIOA</text:span></text:p>
          <text:p text:style-name="P1"><text:span text:style-name="T1">Pin 9 to In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1" draw:style-name="gr34" draw:text-style-name="P2" xml:id="id21" draw:id="id21" draw:layer="layout" svg:width="4.5cm" svg:height="3cm" svg:x="8.375cm" svg:y="14.25cm">
          <text:p text:style-name="P1"><text:span text:style-name="T1">B</text:span><text:span text:style-name="T1">utt</text:span><text:span text:style-name="T1">on </text:span><text:span text:style-name="T1">Pr</text:span><text:span text:style-name="T1">es</text:span><text:span text:style-name="T1">se</text:span><text:span text:style-name="T1">d</text:span></text:p>
          <text:p text:style-name="P1"><text:span text:style-name="T1">(r</text:span><text:span text:style-name="T1">6[</text:span><text:span text:style-name="T1">9]</text:span><text:span text:style-name="T1">==</text:span><text:span text:style-name="T1">1]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5" draw:text-style-name="P3" draw:layer="layout" svg:x1="10.625cm" svg:y1="10.75cm" svg:x2="10.625cm" svg:y2="11.25cm" draw:start-shape="id19" draw:start-glue-point="6" draw:end-shape="id20" draw:end-glue-point="4" svg:d="M10625 10750v500" svg:viewBox="0 0 1 501">
          <text:p/>
        </draw:connector>
        <draw:connector draw:style-name="gr36" draw:text-style-name="P3" xml:id="id25" draw:id="id25" draw:layer="layout" svg:x1="10.625cm" svg:y1="13.25cm" svg:x2="10.625cm" svg:y2="14.25cm" draw:start-shape="id20" draw:start-glue-point="6" draw:end-shape="id21" draw:end-glue-point="4" svg:d="M10625 13250v1000" svg:viewBox="0 0 1 1001">
          <text:p/>
        </draw:connector>
        <draw:connector draw:style-name="gr37" draw:text-style-name="P3" draw:layer="layout" svg:x1="8.375cm" svg:y1="15.75cm" svg:x2="7cm" svg:y2="18.375cm" draw:start-shape="id21" draw:start-glue-point="5" draw:end-shape="id22" draw:end-glue-point="4" svg:d="M8375 15750h-1375v2625" svg:viewBox="0 0 1376 2626">
          <text:p/>
        </draw:connector>
        <draw:connector draw:style-name="gr38" draw:text-style-name="P3" draw:layer="layout" svg:x1="12.875cm" svg:y1="15.75cm" svg:x2="14.25cm" svg:y2="18.375cm" draw:start-shape="id21" draw:start-glue-point="7" draw:end-shape="id23" draw:end-glue-point="4" svg:d="M12875 15750h1375v2625" svg:viewBox="0 0 1376 2626">
          <text:p/>
        </draw:connector>
        <draw:connector draw:style-name="gr39" draw:text-style-name="P4" xml:id="id24" draw:id="id24" draw:layer="layout" svg:x1="7cm" svg:y1="20.375cm" svg:x2="3.528cm" svg:y2="15.099cm" draw:start-shape="id22" draw:start-glue-point="6" svg:d="M7000 20375v516h-3472v-5792" svg:viewBox="0 0 3473 5793">
          <text:p/>
        </draw:connector>
        <draw:connector draw:style-name="gr39" draw:text-style-name="P4" xml:id="id26" draw:id="id26" draw:layer="layout" svg:x1="14.25cm" svg:y1="20.375cm" svg:x2="17.921cm" svg:y2="14.605cm" draw:start-shape="id23" draw:start-glue-point="6" svg:d="M14250 20375v516h3671v-6286" svg:viewBox="0 0 3672 6287">
          <text:p/>
        </draw:connector>
        <draw:connector draw:style-name="gr40" draw:text-style-name="P3" draw:layer="layout" svg:x1="3.528cm" svg:y1="15.099cm" svg:x2="10.625cm" svg:y2="13.75cm" draw:start-shape="id24" draw:start-glue-point="3" draw:end-shape="id25" draw:end-glue-point="0" svg:d="M3528 15099v-1349h7097" svg:viewBox="0 0 7098 1350">
          <text:p/>
        </draw:connector>
        <draw:connector draw:style-name="gr41" draw:text-style-name="P3" draw:layer="layout" svg:x1="17.921cm" svg:y1="14.605cm" svg:x2="10.625cm" svg:y2="13.75cm" draw:start-shape="id26" draw:start-glue-point="3" draw:end-shape="id25" draw:end-glue-point="0" svg:d="M17921 14605v-855h-7296" svg:viewBox="0 0 7297 856">
          <text:p/>
        </draw:connector>
      </draw:page>
      <draw:page draw:name="page3" draw:style-name="dp1" draw:master-page-name="Default">
        <draw:custom-shape draw:name="Start-End 3" draw:style-name="gr42" draw:text-style-name="P2" xml:id="id27" draw:id="id27" draw:layer="layout" svg:width="3cm" svg:height="1cm" svg:x="8.875cm" svg:y="0.75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27" draw:style-name="gr43" draw:text-style-name="P2" xml:id="id28" draw:id="id28" draw:layer="layout" svg:width="3.75cm" svg:height="2cm" svg:x="8.5cm" svg:y="3cm">
          <text:p text:style-name="P1"><text:span text:style-name="T1">Initialize</text:span></text:p>
          <text:p text:style-name="P1"><text:span text:style-name="T1">Microcontroll</text:span><text:span text:style-name="T1">er</text:span></text:p>
          <text:p text:style-name="P1"><text:span text:style-name="T1">(reset, startup </text:span><text:span text:style-name="T1">et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8" draw:style-name="gr44" draw:text-style-name="P2" xml:id="id29" draw:id="id29" draw:layer="layout" svg:width="3cm" svg:height="2cm" svg:x="8.875cm" svg:y="5.75cm">
          <text:p text:style-name="P1"><text:span text:style-name="T1">Turn On</text:span></text:p>
          <text:p text:style-name="P1"><text:span text:style-name="T1">GPIOB</text:span></text:p>
          <text:p text:style-name="P1"><text:span text:style-name="T1">Clo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9" draw:style-name="gr45" draw:text-style-name="P2" xml:id="id30" draw:id="id30" draw:layer="layout" svg:width="3.375cm" svg:height="2cm" svg:x="8.675cm" svg:y="8.5cm">
          <text:p text:style-name="P1"><text:span text:style-name="T1">Set GPIOB</text:span></text:p>
          <text:p text:style-name="P1"><text:span text:style-name="T1">Pin 0-7 to 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0" draw:style-name="gr46" draw:text-style-name="P2" xml:id="id31" draw:id="id31" draw:layer="layout" svg:width="3cm" svg:height="2cm" svg:x="8.875cm" svg:y="11.25cm">
          <text:p text:style-name="P1"><text:span text:style-name="T1">Turn On</text:span></text:p>
          <text:p text:style-name="P1"><text:span text:style-name="T1">PB0-PB7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1" draw:style-name="gr47" draw:text-style-name="P2" xml:id="id33" draw:id="id33" draw:layer="layout" svg:width="3cm" svg:height="2cm" svg:x="8.875cm" svg:y="16.75cm">
          <text:p text:style-name="P1"><text:span text:style-name="T1">Turn Off</text:span></text:p>
          <text:p text:style-name="P1"><text:span text:style-name="T1">PB0-PB7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10.375cm" svg:y1="1.75cm" svg:x2="10.375cm" svg:y2="3cm" draw:start-shape="id27" draw:start-glue-point="6" draw:end-shape="id28" draw:end-glue-point="4" svg:d="M10375 1750v1250" svg:viewBox="0 0 1 1251">
          <text:p/>
        </draw:connector>
        <draw:connector draw:style-name="gr8" draw:text-style-name="P3" draw:layer="layout" draw:type="line" svg:x1="10.375cm" svg:y1="5cm" svg:x2="10.375cm" svg:y2="5.75cm" draw:start-shape="id28" draw:start-glue-point="6" draw:end-shape="id29" draw:end-glue-point="4" svg:d="M10375 5000v750" svg:viewBox="0 0 1 751">
          <text:p/>
        </draw:connector>
        <draw:connector draw:style-name="gr9" draw:text-style-name="P3" draw:layer="layout" draw:type="line" svg:x1="10.375cm" svg:y1="7.75cm" svg:x2="10.363cm" svg:y2="8.5cm" draw:start-shape="id29" draw:start-glue-point="6" draw:end-shape="id30" draw:end-glue-point="4" svg:d="M10375 7750l-12 750" svg:viewBox="0 0 13 751">
          <text:p/>
        </draw:connector>
        <draw:connector draw:style-name="gr10" draw:text-style-name="P3" xml:id="id40" draw:id="id40" draw:layer="layout" draw:type="line" svg:x1="10.363cm" svg:y1="10.5cm" svg:x2="10.375cm" svg:y2="11.25cm" draw:start-shape="id30" draw:start-glue-point="6" draw:end-shape="id31" draw:end-glue-point="4" svg:d="M10363 10500l12 750" svg:viewBox="0 0 13 751">
          <text:p/>
        </draw:connector>
        <draw:custom-shape draw:name="Process 32" draw:style-name="gr48" draw:text-style-name="P2" xml:id="id32" draw:id="id32" draw:layer="layout" svg:width="3cm" svg:height="2cm" svg:x="8.875cm" svg:y="14cm">
          <text:p text:style-name="P1"><text:span text:style-name="T1">Enter</text:span></text:p>
          <text:p text:style-name="P1"><text:span text:style-name="T1">Del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2" draw:style-name="gr49" draw:text-style-name="P2" xml:id="id37" draw:id="id37" draw:layer="layout" svg:width="4.25cm" svg:height="2.833cm" svg:x="2cm" svg:y="10.951cm">
          <text:p text:style-name="P1"><text:span text:style-name="T1">Loop </text:span><text:span text:style-name="T1">counter=</text:span><text:span text:style-name="T1">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33" draw:style-name="gr50" draw:text-style-name="P2" xml:id="id36" draw:id="id36" draw:layer="layout" svg:width="3cm" svg:height="2cm" svg:x="2.625cm" svg:y="8.25cm">
          <text:p text:style-name="P1"><text:span text:style-name="T1">Subtract</text:span></text:p>
          <text:p text:style-name="P1"><text:span text:style-name="T1">1 from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4" draw:style-name="gr51" draw:text-style-name="P2" xml:id="id38" draw:id="id38" draw:layer="layout" svg:width="3cm" svg:height="2cm" svg:x="2.625cm" svg:y="14.484cm">
          <text:p text:style-name="P1"><text:span text:style-name="T1">Reset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5" draw:style-name="gr52" draw:text-style-name="P2" xml:id="id34" draw:id="id34" draw:layer="layout" svg:width="3cm" svg:height="2cm" svg:x="8.875cm" svg:y="19.5cm">
          <text:p text:style-name="P1"><text:span text:style-name="T1">Enter</text:span></text:p>
          <text:p text:style-name="P1"><text:span text:style-name="T1">Del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3" draw:layer="layout" svg:x1="10.375cm" svg:y1="13.25cm" svg:x2="10.375cm" svg:y2="14cm" draw:start-shape="id31" draw:start-glue-point="6" draw:end-shape="id32" draw:end-glue-point="4" svg:d="M10375 13250v750" svg:viewBox="0 0 1 751">
          <text:p/>
        </draw:connector>
        <draw:connector draw:style-name="gr17" draw:text-style-name="P3" draw:layer="layout" svg:x1="10.375cm" svg:y1="16cm" svg:x2="10.375cm" svg:y2="16.75cm" draw:start-shape="id32" draw:start-glue-point="6" draw:end-shape="id33" draw:end-glue-point="4" svg:d="M10375 16000v750" svg:viewBox="0 0 1 751">
          <text:p/>
        </draw:connector>
        <draw:connector draw:style-name="gr18" draw:text-style-name="P3" draw:layer="layout" svg:x1="10.375cm" svg:y1="18.75cm" svg:x2="10.375cm" svg:y2="19.5cm" draw:start-shape="id33" draw:start-glue-point="6" draw:end-shape="id34" draw:end-glue-point="4" svg:d="M10375 18750v750" svg:viewBox="0 0 1 751">
          <text:p/>
        </draw:connector>
        <draw:custom-shape draw:name="On-Page-Reference 4" draw:style-name="gr53" draw:text-style-name="P2" xml:id="id35" draw:id="id35" draw:layer="layout" svg:width="2.444cm" svg:height="1.5cm" svg:x="2.903cm" svg:y="5.75cm">
          <text:p text:style-name="P1"><text:span text:style-name="T1">Delay</text:span></text:p>
          <text:p text:style-name="P1"><text:span text:style-name="T1">Fun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5" draw:style-name="gr54" draw:text-style-name="P2" xml:id="id39" draw:id="id39" draw:layer="layout" svg:width="2.444cm" svg:height="1.5cm" svg:x="2.903cm" svg:y="17.25cm">
          <text:p text:style-name="P1"><text:span text:style-name="T1">Return to </text:span></text:p>
          <text:p text:style-name="P1"><text:span text:style-name="T1">Fun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3" xml:id="id41" draw:id="id41" draw:layer="layout" svg:x1="4.125cm" svg:y1="7.25cm" svg:x2="4.125cm" svg:y2="8.25cm" draw:start-shape="id35" draw:start-glue-point="8" draw:end-shape="id36" draw:end-glue-point="4" svg:d="M4125 7250v1000" svg:viewBox="0 0 1 1001">
          <text:p/>
        </draw:connector>
        <draw:connector draw:style-name="gr22" draw:text-style-name="P3" draw:layer="layout" svg:x1="4.125cm" svg:y1="10.25cm" svg:x2="4.125cm" svg:y2="10.951cm" draw:start-shape="id36" draw:start-glue-point="6" draw:end-shape="id37" draw:end-glue-point="4" svg:d="M4125 10250v701" svg:viewBox="0 0 1 702">
          <text:p/>
        </draw:connector>
        <draw:connector draw:style-name="gr23" draw:text-style-name="P3" draw:layer="layout" svg:x1="4.125cm" svg:y1="13.784cm" svg:x2="4.125cm" svg:y2="14.484cm" draw:start-shape="id37" draw:start-glue-point="6" draw:end-shape="id38" draw:end-glue-point="4" svg:d="M4125 13784v700" svg:viewBox="0 0 1 701">
          <text:p/>
        </draw:connector>
        <draw:connector draw:style-name="gr24" draw:text-style-name="P3" draw:layer="layout" svg:x1="4.125cm" svg:y1="16.484cm" svg:x2="4.125cm" svg:y2="17.25cm" draw:start-shape="id38" draw:start-glue-point="6" draw:end-shape="id39" draw:end-glue-point="4" svg:d="M4125 16484v766" svg:viewBox="0 0 1 767">
          <text:p/>
        </draw:connector>
        <draw:connector draw:style-name="gr25" draw:text-style-name="P3" draw:layer="layout" svg:x1="10.375cm" svg:y1="21.5cm" svg:x2="10.369cm" svg:y2="10.875cm" draw:start-shape="id34" draw:start-glue-point="6" draw:end-shape="id40" draw:end-glue-point="0" svg:d="M10375 21500v516h-2015v-11141h2009" svg:viewBox="0 0 2016 11142">
          <text:p/>
        </draw:connector>
        <draw:connector draw:style-name="gr55" draw:text-style-name="P3" draw:layer="layout" svg:x1="6.25cm" svg:y1="12.368cm" svg:x2="4.125cm" svg:y2="7.75cm" draw:start-shape="id37" draw:start-glue-point="7" draw:end-shape="id41" draw:end-glue-point="0" svg:d="M6250 12368h516v-4618h-2641" svg:viewBox="0 0 2642 4619">
          <text:p/>
        </draw:connector>
      </draw:page>
      <draw:page draw:name="page4" draw:style-name="dp1" draw:master-page-name="Default">
        <draw:custom-shape draw:name="Start-End 2" draw:style-name="gr56" draw:text-style-name="P2" xml:id="id42" draw:id="id42" draw:layer="layout" svg:width="3cm" svg:height="1cm" svg:x="8.75cm" svg:y="0.75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0" draw:style-name="gr57" draw:text-style-name="P2" xml:id="id43" draw:id="id43" draw:layer="layout" svg:width="3.75cm" svg:height="2cm" svg:x="8.375cm" svg:y="3cm">
          <text:p text:style-name="P1"><text:span text:style-name="T1">Initialize</text:span></text:p>
          <text:p text:style-name="P1"><text:span text:style-name="T1">Microcontroller</text:span></text:p>
          <text:p text:style-name="P1"><text:span text:style-name="T1">(reset, start-up et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1" draw:style-name="gr58" draw:text-style-name="P2" xml:id="id44" draw:id="id44" draw:layer="layout" svg:width="3cm" svg:height="2cm" svg:x="8.75cm" svg:y="5.75cm">
          <text:p text:style-name="P1"><text:span text:style-name="T1">Tu</text:span><text:span text:style-name="T1">rn </text:span><text:span text:style-name="T1">O</text:span><text:span text:style-name="T1">n</text:span></text:p>
          <text:p text:style-name="P1"><text:span text:style-name="T1">G</text:span><text:span text:style-name="T1">PI</text:span><text:span text:style-name="T1">O</text:span><text:span text:style-name="T1">B </text:span><text:span text:style-name="T1">an</text:span><text:span text:style-name="T1">d </text:span><text:span text:style-name="T1">A</text:span></text:p>
          <text:p text:style-name="P1"><text:span text:style-name="T1">Cl</text:span><text:span text:style-name="T1">oc</text:span><text:span text:style-name="T1">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2" draw:style-name="gr59" draw:text-style-name="P2" xml:id="id45" draw:id="id45" draw:layer="layout" svg:width="3.375cm" svg:height="2cm" svg:x="8.563cm" svg:y="8.5cm">
          <text:p text:style-name="P1"><text:span text:style-name="T1">Set GPIOB</text:span></text:p>
          <text:p text:style-name="P1"><text:span text:style-name="T1">Pin 0-7 to Output</text:span></text:p>
          <text:p text:style-name="P1"><text:span text:style-name="T1">Set GPIOA</text:span></text:p>
          <text:p text:style-name="P1"><text:span text:style-name="T1">Pin 9 to In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10.25cm" svg:y1="1.75cm" svg:x2="10.25cm" svg:y2="3cm" draw:start-shape="id42" draw:start-glue-point="6" draw:end-shape="id43" draw:end-glue-point="4" svg:d="M10250 1750v1250" svg:viewBox="0 0 1 1251">
          <text:p/>
        </draw:connector>
        <draw:connector draw:style-name="gr8" draw:text-style-name="P3" draw:layer="layout" draw:type="line" svg:x1="10.25cm" svg:y1="5cm" svg:x2="10.25cm" svg:y2="5.75cm" draw:start-shape="id43" draw:start-glue-point="6" draw:end-shape="id44" draw:end-glue-point="4" svg:d="M10250 5000v750" svg:viewBox="0 0 1 751">
          <text:p/>
        </draw:connector>
        <draw:connector draw:style-name="gr9" draw:text-style-name="P3" draw:layer="layout" draw:type="line" svg:x1="10.25cm" svg:y1="7.75cm" svg:x2="10.251cm" svg:y2="8.5cm" draw:start-shape="id44" draw:start-glue-point="6" draw:end-shape="id45" draw:end-glue-point="4" svg:d="M10250 7750l1 750" svg:viewBox="0 0 2 751">
          <text:p/>
        </draw:connector>
        <draw:custom-shape draw:name="Decision 3" draw:style-name="gr60" draw:text-style-name="P2" xml:id="id48" draw:id="id48" draw:layer="layout" svg:width="4.25cm" svg:height="2.833cm" svg:x="1.25cm" svg:y="5.951cm">
          <text:p text:style-name="P1"><text:span text:style-name="T1">Loop counter=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16" draw:style-name="gr61" draw:text-style-name="P2" xml:id="id47" draw:id="id47" draw:layer="layout" svg:width="3cm" svg:height="2cm" svg:x="1.875cm" svg:y="3.25cm">
          <text:p text:style-name="P1"><text:span text:style-name="T1">Subtract</text:span></text:p>
          <text:p text:style-name="P1"><text:span text:style-name="T1">1 from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7" draw:style-name="gr62" draw:text-style-name="P2" xml:id="id49" draw:id="id49" draw:layer="layout" svg:width="3cm" svg:height="2cm" svg:x="1.875cm" svg:y="9.484cm">
          <text:p text:style-name="P1"><text:span text:style-name="T1">Reset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On-Page-Reference 3" draw:style-name="gr63" draw:text-style-name="P2" xml:id="id46" draw:id="id46" draw:layer="layout" svg:width="2.444cm" svg:height="1.5cm" svg:x="2.153cm" svg:y="0.75cm">
          <text:p text:style-name="P1"><text:span text:style-name="T1">Delay</text:span></text:p>
          <text:p text:style-name="P1"><text:span text:style-name="T1">Fun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6" draw:style-name="gr64" draw:text-style-name="P2" xml:id="id50" draw:id="id50" draw:layer="layout" svg:width="2.444cm" svg:height="1.5cm" svg:x="2.153cm" svg:y="12.25cm">
          <text:p text:style-name="P1"><text:span text:style-name="T1">Return to</text:span></text:p>
          <text:p text:style-name="P1"><text:span text:style-name="T1">PC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3" xml:id="id59" draw:id="id59" draw:layer="layout" svg:x1="3.375cm" svg:y1="2.25cm" svg:x2="3.375cm" svg:y2="3.25cm" draw:start-shape="id46" draw:start-glue-point="8" draw:end-shape="id47" draw:end-glue-point="4" svg:d="M3375 2250v1000" svg:viewBox="0 0 1 1001">
          <text:p/>
        </draw:connector>
        <draw:connector draw:style-name="gr22" draw:text-style-name="P3" draw:layer="layout" svg:x1="3.375cm" svg:y1="5.25cm" svg:x2="3.375cm" svg:y2="5.951cm" draw:start-shape="id47" draw:start-glue-point="6" draw:end-shape="id48" draw:end-glue-point="4" svg:d="M3375 5250v701" svg:viewBox="0 0 1 702">
          <text:p/>
        </draw:connector>
        <draw:connector draw:style-name="gr23" draw:text-style-name="P3" draw:layer="layout" svg:x1="3.375cm" svg:y1="8.784cm" svg:x2="3.375cm" svg:y2="9.484cm" draw:start-shape="id48" draw:start-glue-point="6" draw:end-shape="id49" draw:end-glue-point="4" svg:d="M3375 8784v700" svg:viewBox="0 0 1 701">
          <text:p/>
        </draw:connector>
        <draw:connector draw:style-name="gr24" draw:text-style-name="P3" draw:layer="layout" svg:x1="3.375cm" svg:y1="11.484cm" svg:x2="3.375cm" svg:y2="12.25cm" draw:start-shape="id49" draw:start-glue-point="6" draw:end-shape="id50" draw:end-glue-point="4" svg:d="M3375 11484v766" svg:viewBox="0 0 1 767">
          <text:p/>
        </draw:connector>
        <draw:custom-shape draw:name="Process 13" draw:style-name="gr65" draw:text-style-name="P2" xml:id="id57" draw:id="id57" draw:layer="layout" svg:width="3.375cm" svg:height="2cm" svg:x="8.875cm" svg:y="22.032cm">
          <text:p text:style-name="P1"><text:span text:style-name="T1">Rotate Right</text:span></text:p>
          <text:p text:style-name="P1"><text:span text:style-name="T1">Mask by</text:span></text:p>
          <text:p text:style-name="P1"><text:span text:style-name="T1">Rotate </text:span><text:span text:style-name="T1">amou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4" draw:style-name="gr66" draw:text-style-name="P2" xml:id="id58" draw:id="id58" draw:layer="layout" svg:width="3cm" svg:height="2cm" svg:x="9.062cm" svg:y="24.632cm">
          <text:p text:style-name="P1"><text:span text:style-name="T1">Apply mask</text:span></text:p>
          <text:p text:style-name="P1"><text:span text:style-name="T1">To led </text:span><text:span text:style-name="T1">register</text:span></text:p>
          <text:p text:style-name="P1"><text:span text:style-name="T1">&amp; st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4" draw:style-name="gr67" draw:text-style-name="P2" xml:id="id53" draw:id="id53" draw:layer="layout" svg:width="4.5cm" svg:height="3cm" svg:x="8cm" svg:y="12cm">
          <text:p text:style-name="P1"><text:span text:style-name="T1">Button Pressed</text:span></text:p>
          <text:p text:style-name="P1"><text:span text:style-name="T1">(r6[9]==1]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15" draw:style-name="gr68" draw:text-style-name="P2" xml:id="id54" draw:id="id54" draw:layer="layout" svg:width="3.437cm" svg:height="2cm" svg:x="3.563cm" svg:y="15.75cm">
          <text:p text:style-name="P1"><text:span text:style-name="T1">Set rotate</text:span></text:p>
          <text:p text:style-name="P1"><text:span text:style-name="T1">Amount to 3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3" draw:style-name="gr69" draw:text-style-name="P2" xml:id="id51" draw:id="id51" draw:layer="layout" svg:width="3.375cm" svg:height="2cm" svg:x="14.125cm" svg:y="15.75cm">
          <text:p text:style-name="P1"><text:span text:style-name="T1">Set </text:span><text:span text:style-name="T1">rotate</text:span></text:p>
          <text:p text:style-name="P1"><text:span text:style-name="T1">Amount </text:span><text:span text:style-name="T1">to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erge" draw:style-name="gr70" draw:text-style-name="P5" xml:id="id52" draw:id="id52" draw:layer="layout" svg:width="1.982cm" svg:height="1.982cm" svg:x="9.571cm" svg:y="19.375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name="Decision 5" draw:style-name="gr71" draw:text-style-name="P2" xml:id="id55" draw:id="id55" draw:layer="layout" svg:width="5.5cm" svg:height="3cm" svg:x="2.5cm" svg:y="18.866cm">
          <text:p text:style-name="P1"><text:span text:style-name="T1">Button Still Pressed</text:span></text:p>
          <text:p text:style-name="P1"><text:span text:style-name="T1">(r6[9]==1]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2" draw:text-style-name="P3" draw:layer="layout" svg:x1="15.813cm" svg:y1="17.75cm" svg:x2="11.553cm" svg:y2="20.366cm" draw:start-shape="id51" draw:start-glue-point="6" draw:end-shape="id52" draw:end-glue-point="1" svg:d="M15813 17750v2616h-4260" svg:viewBox="0 0 4261 2617">
          <text:p/>
        </draw:connector>
        <draw:connector draw:style-name="gr73" draw:text-style-name="P3" draw:layer="layout" svg:x1="8cm" svg:y1="13.5cm" svg:x2="5.282cm" svg:y2="15.75cm" draw:start-shape="id53" draw:start-glue-point="5" draw:end-shape="id54" draw:end-glue-point="4" svg:d="M8000 13500h-2718v2250" svg:viewBox="0 0 2719 2251">
          <text:p/>
        </draw:connector>
        <draw:connector draw:style-name="gr74" draw:text-style-name="P3" draw:layer="layout" svg:x1="12.5cm" svg:y1="13.5cm" svg:x2="15.813cm" svg:y2="15.75cm" draw:start-shape="id53" draw:start-glue-point="7" draw:end-shape="id51" draw:end-glue-point="4" svg:d="M12500 13500h3313v2250" svg:viewBox="0 0 3314 2251">
          <text:p/>
        </draw:connector>
        <draw:connector draw:style-name="gr75" draw:text-style-name="P3" xml:id="id62" draw:id="id62" draw:layer="layout" svg:x1="10.251cm" svg:y1="10.5cm" svg:x2="10.25cm" svg:y2="12cm" draw:start-shape="id45" draw:start-glue-point="6" draw:end-shape="id53" draw:end-glue-point="4" svg:d="M10251 10500v751h-1v749" svg:viewBox="0 0 2 1501">
          <text:p/>
        </draw:connector>
        <draw:connector draw:style-name="gr76" draw:text-style-name="P3" draw:layer="layout" svg:x1="8cm" svg:y1="20.366cm" svg:x2="9.571cm" svg:y2="20.366cm" draw:start-shape="id55" draw:start-glue-point="7" draw:end-shape="id52" draw:end-glue-point="3" svg:d="M8000 20366h1571" svg:viewBox="0 0 1572 1">
          <text:p/>
        </draw:connector>
        <draw:connector draw:style-name="gr77" draw:text-style-name="P3" xml:id="id56" draw:id="id56" draw:layer="layout" svg:x1="5.282cm" svg:y1="17.75cm" svg:x2="5.25cm" svg:y2="18.866cm" draw:start-shape="id54" draw:start-glue-point="6" draw:end-shape="id55" draw:end-glue-point="4" svg:d="M5282 17750v559h-32v557" svg:viewBox="0 0 33 1117">
          <text:p/>
        </draw:connector>
        <draw:connector draw:style-name="gr78" draw:text-style-name="P3" draw:layer="layout" svg:x1="2.5cm" svg:y1="20.366cm" svg:x2="5.266cm" svg:y2="18.309cm" draw:start-shape="id55" draw:start-glue-point="5" draw:end-shape="id56" draw:end-glue-point="0" svg:d="M2500 20366h-516v-2057h3282" svg:viewBox="0 0 3283 2058">
          <text:p/>
        </draw:connector>
        <draw:connector draw:style-name="gr79" draw:text-style-name="P3" draw:layer="layout" svg:x1="10.562cm" svg:y1="21.357cm" svg:x2="10.563cm" svg:y2="22.032cm" draw:start-shape="id52" draw:start-glue-point="6" draw:end-shape="id57" draw:end-glue-point="4" svg:d="M10562 21357v338h1v337" svg:viewBox="0 0 2 676">
          <text:p/>
        </draw:connector>
        <draw:connector draw:style-name="gr80" draw:text-style-name="P3" draw:layer="layout" svg:x1="10.563cm" svg:y1="24.032cm" svg:x2="10.562cm" svg:y2="24.632cm" draw:start-shape="id57" draw:start-glue-point="6" draw:end-shape="id58" draw:end-glue-point="4" svg:d="M10563 24032v300h-1v300" svg:viewBox="0 0 2 601">
          <text:p/>
        </draw:connector>
        <draw:connector draw:style-name="gr81" draw:text-style-name="P3" draw:layer="layout" svg:x1="5.5cm" svg:y1="7.368cm" svg:x2="3.375cm" svg:y2="2.75cm" draw:start-shape="id48" draw:start-glue-point="7" draw:end-shape="id59" draw:end-glue-point="0" svg:d="M5500 7368h516v-4618h-2641" svg:viewBox="0 0 2642 4619">
          <text:p/>
        </draw:connector>
        <draw:custom-shape draw:name="Subprocess" draw:style-name="gr82" draw:text-style-name="P2" xml:id="id60" draw:id="id60" draw:layer="layout" svg:width="4.5cm" svg:height="2cm" svg:x="8.35cm" svg:y="27cm">
          <text:p text:style-name="P1"><text:span text:style-name="T1">Delay </text:span><text:span text:style-name="T1">Fun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83" draw:text-style-name="P3" draw:layer="layout" svg:x1="10.562cm" svg:y1="26.632cm" svg:x2="10.6cm" svg:y2="27cm" draw:start-shape="id58" draw:start-glue-point="6" draw:end-shape="id60" draw:end-glue-point="0" svg:d="M10562 26632v185h38v183" svg:viewBox="0 0 39 369">
          <text:p/>
        </draw:connector>
        <draw:connector draw:style-name="gr39" draw:text-style-name="P4" xml:id="id61" draw:id="id61" draw:layer="layout" svg:x1="10.6cm" svg:y1="29cm" svg:x2="18.756cm" svg:y2="11.906cm" draw:start-shape="id60" draw:start-glue-point="2" svg:d="M10600 29000v516h8156v-17610" svg:viewBox="0 0 8157 17611">
          <text:p/>
        </draw:connector>
        <draw:connector draw:style-name="gr84" draw:text-style-name="P3" draw:layer="layout" svg:x1="18.756cm" svg:y1="11.906cm" svg:x2="10.25cm" svg:y2="11.251cm" draw:start-shape="id61" draw:start-glue-point="3" draw:end-shape="id62" draw:end-glue-point="0" svg:d="M18756 11906v-655h-8506" svg:viewBox="0 0 8507 656">
          <text:p/>
        </draw:connector>
      </draw:page>
      <draw:page draw:name="page5" draw:style-name="dp1" draw:master-page-name="Default">
        <draw:custom-shape draw:name="Start-End 4" draw:style-name="gr85" draw:text-style-name="P2" xml:id="id63" draw:id="id63" draw:layer="layout" svg:width="3cm" svg:height="1cm" svg:x="8.937cm" svg:y="0.75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24" draw:style-name="gr86" draw:text-style-name="P2" xml:id="id64" draw:id="id64" draw:layer="layout" svg:width="3.75cm" svg:height="2cm" svg:x="8.562cm" svg:y="3cm">
          <text:p text:style-name="P1"><text:span text:style-name="T1">Initialize</text:span></text:p>
          <text:p text:style-name="P1"><text:span text:style-name="T1">Microcontro</text:span><text:span text:style-name="T1">ller</text:span></text:p>
          <text:p text:style-name="P1"><text:span text:style-name="T1">(reset, start-</text:span><text:span text:style-name="T1">up et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5" draw:style-name="gr87" draw:text-style-name="P2" xml:id="id65" draw:id="id65" draw:layer="layout" svg:width="3cm" svg:height="2cm" svg:x="8.937cm" svg:y="5.75cm">
          <text:p text:style-name="P1"><text:span text:style-name="T1">Turn On</text:span></text:p>
          <text:p text:style-name="P1"><text:span text:style-name="T1">GPIOB</text:span></text:p>
          <text:p text:style-name="P1"><text:span text:style-name="T1">Clo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6" draw:style-name="gr88" draw:text-style-name="P2" xml:id="id66" draw:id="id66" draw:layer="layout" svg:width="3.375cm" svg:height="2cm" svg:x="8.75cm" svg:y="8.5cm">
          <text:p text:style-name="P1"><text:span text:style-name="T1">Set </text:span><text:span text:style-name="T1">GPIOB</text:span></text:p>
          <text:p text:style-name="P1"><text:span text:style-name="T1">Pin 0-7 </text:span><text:span text:style-name="T1">to 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10.437cm" svg:y1="1.75cm" svg:x2="10.437cm" svg:y2="3cm" draw:start-shape="id63" draw:start-glue-point="6" draw:end-shape="id64" draw:end-glue-point="4" svg:d="M10437 1750v1250" svg:viewBox="0 0 1 1251">
          <text:p/>
        </draw:connector>
        <draw:connector draw:style-name="gr8" draw:text-style-name="P3" draw:layer="layout" draw:type="line" svg:x1="10.437cm" svg:y1="5cm" svg:x2="10.437cm" svg:y2="5.75cm" draw:start-shape="id64" draw:start-glue-point="6" draw:end-shape="id65" draw:end-glue-point="4" svg:d="M10437 5000v750" svg:viewBox="0 0 1 751">
          <text:p/>
        </draw:connector>
        <draw:connector draw:style-name="gr9" draw:text-style-name="P3" draw:layer="layout" draw:type="line" svg:x1="10.437cm" svg:y1="7.75cm" svg:x2="10.438cm" svg:y2="8.5cm" draw:start-shape="id65" draw:start-glue-point="6" draw:end-shape="id66" draw:end-glue-point="4" svg:d="M10437 7750l1 750" svg:viewBox="0 0 2 751">
          <text:p/>
        </draw:connector>
        <draw:custom-shape draw:name="Decision 7" draw:style-name="gr89" draw:text-style-name="P2" xml:id="id69" draw:id="id69" draw:layer="layout" svg:width="4.25cm" svg:height="2.833cm" svg:x="1.25cm" svg:y="5.951cm">
          <text:p text:style-name="P1"><text:span text:style-name="T1">Loop counter=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36" draw:style-name="gr90" draw:text-style-name="P2" xml:id="id68" draw:id="id68" draw:layer="layout" svg:width="3cm" svg:height="2cm" svg:x="1.875cm" svg:y="3.25cm">
          <text:p text:style-name="P1"><text:span text:style-name="T1">Subtract</text:span></text:p>
          <text:p text:style-name="P1"><text:span text:style-name="T1">1 from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7" draw:style-name="gr91" draw:text-style-name="P2" xml:id="id70" draw:id="id70" draw:layer="layout" svg:width="3cm" svg:height="2cm" svg:x="1.875cm" svg:y="9.484cm">
          <text:p text:style-name="P1"><text:span text:style-name="T1">Reset Loop</text:span></text:p>
          <text:p text:style-name="P1"><text:span text:style-name="T1">Coun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On-Page-Reference 7" draw:style-name="gr92" draw:text-style-name="P2" xml:id="id67" draw:id="id67" draw:layer="layout" svg:width="2.444cm" svg:height="1.5cm" svg:x="2.153cm" svg:y="0.75cm">
          <text:p text:style-name="P1"><text:span text:style-name="T1">Delay</text:span></text:p>
          <text:p text:style-name="P1"><text:span text:style-name="T1">Function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On-Page-Reference 8" draw:style-name="gr93" draw:text-style-name="P2" xml:id="id71" draw:id="id71" draw:layer="layout" svg:width="2.444cm" svg:height="1.5cm" svg:x="2.153cm" svg:y="12.25cm">
          <text:p text:style-name="P1"><text:span text:style-name="T1">Return to</text:span></text:p>
          <text:p text:style-name="P1"><text:span text:style-name="T1">PC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3" xml:id="id76" draw:id="id76" draw:layer="layout" svg:x1="3.375cm" svg:y1="2.25cm" svg:x2="3.375cm" svg:y2="3.25cm" draw:start-shape="id67" draw:start-glue-point="8" draw:end-shape="id68" draw:end-glue-point="4" svg:d="M3375 2250v1000" svg:viewBox="0 0 1 1001">
          <text:p/>
        </draw:connector>
        <draw:connector draw:style-name="gr22" draw:text-style-name="P3" draw:layer="layout" svg:x1="3.375cm" svg:y1="5.25cm" svg:x2="3.375cm" svg:y2="5.951cm" draw:start-shape="id68" draw:start-glue-point="6" draw:end-shape="id69" draw:end-glue-point="4" svg:d="M3375 5250v701" svg:viewBox="0 0 1 702">
          <text:p/>
        </draw:connector>
        <draw:connector draw:style-name="gr23" draw:text-style-name="P3" draw:layer="layout" svg:x1="3.375cm" svg:y1="8.784cm" svg:x2="3.375cm" svg:y2="9.484cm" draw:start-shape="id69" draw:start-glue-point="6" draw:end-shape="id70" draw:end-glue-point="4" svg:d="M3375 8784v700" svg:viewBox="0 0 1 701">
          <text:p/>
        </draw:connector>
        <draw:connector draw:style-name="gr24" draw:text-style-name="P3" draw:layer="layout" svg:x1="3.375cm" svg:y1="11.484cm" svg:x2="3.375cm" svg:y2="12.25cm" draw:start-shape="id70" draw:start-glue-point="6" draw:end-shape="id71" draw:end-glue-point="4" svg:d="M3375 11484v766" svg:viewBox="0 0 1 767">
          <text:p/>
        </draw:connector>
        <draw:custom-shape draw:name="Process 39" draw:style-name="gr94" draw:text-style-name="P2" xml:id="id78" draw:id="id78" draw:layer="layout" svg:width="3cm" svg:height="2cm" svg:x="8.937cm" svg:y="24.232cm">
          <text:p text:style-name="P1"><text:span text:style-name="T1">Apply mask</text:span></text:p>
          <text:p text:style-name="P1"><text:span text:style-name="T1">To led register</text:span></text:p>
          <text:p text:style-name="P1"><text:span text:style-name="T1">&amp; st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0" draw:style-name="gr95" draw:text-style-name="P2" xml:id="id81" draw:id="id81" draw:layer="layout" svg:width="3.437cm" svg:height="2cm" svg:x="3.563cm" svg:y="21.653cm">
          <text:p text:style-name="P1"><text:span text:style-name="T1">Rotate Right </text:span></text:p>
          <text:p text:style-name="P1"><text:span text:style-name="T1">Mask By 3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1" draw:style-name="gr96" draw:text-style-name="P2" xml:id="id82" draw:id="id82" draw:layer="layout" svg:width="3.375cm" svg:height="2cm" svg:x="14.125cm" svg:y="21.653cm">
          <text:p text:style-name="P1"><text:span text:style-name="T1">Rotate Right</text:span></text:p>
          <text:p text:style-name="P1"><text:span text:style-name="T1">Mask By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erge 2" draw:style-name="gr97" draw:text-style-name="P5" xml:id="id77" draw:id="id77" draw:layer="layout" svg:width="1.982cm" svg:height="1.244cm" svg:x="9.446cm" svg:y="22.031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75" draw:text-style-name="P3" xml:id="id75" draw:id="id75" draw:layer="layout" svg:x1="10.438cm" svg:y1="10.5cm" svg:x2="10.438cm" svg:y2="11.75cm" draw:start-shape="id66" draw:start-glue-point="6" draw:end-shape="id72" draw:end-glue-point="4" svg:d="M10438 10500v1250" svg:viewBox="0 0 1 1251">
          <text:p/>
        </draw:connector>
        <draw:connector draw:style-name="gr39" draw:text-style-name="P4" xml:id="id74" draw:id="id74" draw:layer="layout" svg:x1="10.437cm" svg:y1="28.75cm" svg:x2="19.468cm" svg:y2="12.561cm" draw:start-shape="id73" draw:start-glue-point="2" svg:d="M10437 28750v516h9031v-16705" svg:viewBox="0 0 9032 16706">
          <text:p/>
        </draw:connector>
        <draw:connector draw:style-name="gr98" draw:text-style-name="P3" draw:layer="layout" svg:x1="19.468cm" svg:y1="12.561cm" svg:x2="10.438cm" svg:y2="11.125cm" draw:start-shape="id74" draw:start-glue-point="3" draw:end-shape="id75" draw:end-glue-point="0" svg:d="M19468 12561v-1436h-9030" svg:viewBox="0 0 9031 1437">
          <text:p/>
        </draw:connector>
        <draw:connector draw:style-name="gr81" draw:text-style-name="P3" draw:layer="layout" svg:x1="5.5cm" svg:y1="7.368cm" svg:x2="3.375cm" svg:y2="2.75cm" draw:start-shape="id69" draw:start-glue-point="7" draw:end-shape="id76" draw:end-glue-point="0" svg:d="M5500 7368h516v-4618h-2641" svg:viewBox="0 0 2642 4619">
          <text:p/>
        </draw:connector>
        <draw:connector draw:style-name="gr99" draw:text-style-name="P3" draw:layer="layout" svg:x1="7cm" svg:y1="22.638cm" svg:x2="9.446cm" svg:y2="22.653cm" draw:end-shape="id77" draw:end-glue-point="3" svg:d="M7000 22638h965v15h1481" svg:viewBox="0 0 2447 16">
          <text:p/>
        </draw:connector>
        <draw:connector draw:style-name="gr100" draw:text-style-name="P3" draw:layer="layout" svg:x1="14.125cm" svg:y1="22.638cm" svg:x2="11.428cm" svg:y2="22.653cm" draw:end-shape="id77" draw:end-glue-point="1" svg:d="M14125 22638h-1090v15h-1607" svg:viewBox="0 0 2698 16">
          <text:p/>
        </draw:connector>
        <draw:custom-shape draw:name="Decision 6" draw:style-name="gr101" draw:text-style-name="P2" xml:id="id79" draw:id="id79" draw:layer="layout" svg:width="5.326cm" svg:height="2.051cm" svg:x="7.774cm" svg:y="14.699cm">
          <text:p text:style-name="P1"><text:span text:style-name="T1">Bounce Counter&lt;5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Subprocess 1" draw:style-name="gr102" draw:text-style-name="P2" xml:id="id73" draw:id="id73" draw:layer="layout" svg:width="4.5cm" svg:height="2cm" svg:x="8.187cm" svg:y="26.75cm">
          <text:p text:style-name="P1"><text:span text:style-name="T1">Delay Fun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03" draw:text-style-name="P3" draw:layer="layout" svg:x1="10.437cm" svg:y1="26.232cm" svg:x2="10.437cm" svg:y2="26.75cm" draw:start-shape="id78" draw:start-glue-point="6" draw:end-shape="id73" draw:end-glue-point="0" svg:d="M10437 26232v518" svg:viewBox="0 0 1 519">
          <text:p/>
        </draw:connector>
        <draw:connector draw:style-name="gr104" draw:text-style-name="P3" draw:layer="layout" svg:x1="10.437cm" svg:y1="23.275cm" svg:x2="10.437cm" svg:y2="24.232cm" draw:start-shape="id77" draw:start-glue-point="6" draw:end-shape="id78" draw:end-glue-point="4" svg:d="M10437 23275v957" svg:viewBox="0 0 1 958">
          <text:p/>
        </draw:connector>
        <draw:custom-shape draw:name="Process 38" draw:style-name="gr105" draw:text-style-name="P2" xml:id="id72" draw:id="id72" draw:layer="layout" svg:width="3.375cm" svg:height="2cm" svg:x="8.75cm" svg:y="11.75cm">
          <text:p text:style-name="P1"><text:span text:style-name="T1">S</text:span><text:span text:style-name="T1">ub</text:span><text:span text:style-name="T1">tra</text:span><text:span text:style-name="T1">ct </text:span><text:span text:style-name="T1">1</text:span></text:p>
          <text:p text:style-name="P1"><text:span text:style-name="T1">Fr</text:span><text:span text:style-name="T1">o</text:span><text:span text:style-name="T1">m</text:span></text:p>
          <text:p text:style-name="P1"><text:span text:style-name="T1">B</text:span><text:span text:style-name="T1">ou</text:span><text:span text:style-name="T1">nc</text:span><text:span text:style-name="T1">e </text:span><text:span text:style-name="T1">co</text:span><text:span text:style-name="T1">un</text:span><text:span text:style-name="T1">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2" draw:style-name="gr106" draw:text-style-name="P2" xml:id="id83" draw:id="id83" draw:layer="layout" svg:width="3.375cm" svg:height="1.25cm" svg:x="3.375cm" svg:y="17.25cm">
          <text:p text:style-name="P1"><text:span text:style-name="T1">C</text:span><text:span text:style-name="T1">on</text:span><text:span text:style-name="T1">tin</text:span><text:span text:style-name="T1">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7" draw:text-style-name="P3" draw:layer="layout" svg:x1="10.438cm" svg:y1="13.75cm" svg:x2="10.437cm" svg:y2="14.699cm" draw:start-shape="id72" draw:start-glue-point="6" draw:end-shape="id79" draw:end-glue-point="4" svg:d="M10438 13750v475h-1v474" svg:viewBox="0 0 2 950">
          <text:p/>
        </draw:connector>
        <draw:custom-shape draw:name="Decision 8" draw:style-name="gr108" draw:text-style-name="P2" xml:id="id80" draw:id="id80" draw:layer="layout" svg:width="5.326cm" svg:height="2.051cm" svg:x="7.774cm" svg:y="19.3cm">
          <text:p text:style-name="P1"><text:span text:style-name="T1">Bounce </text:span><text:span text:style-name="T1">Toggle==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9" draw:text-style-name="P3" draw:layer="layout" svg:x1="7.774cm" svg:y1="20.326cm" svg:x2="5.282cm" svg:y2="21.653cm" draw:start-shape="id80" draw:start-glue-point="5" draw:end-shape="id81" draw:end-glue-point="4" svg:d="M7774 20326h-2492v1327" svg:viewBox="0 0 2493 1328">
          <text:p/>
        </draw:connector>
        <draw:connector draw:style-name="gr110" draw:text-style-name="P3" draw:layer="layout" svg:x1="13.1cm" svg:y1="20.326cm" svg:x2="15.813cm" svg:y2="21.653cm" draw:start-shape="id80" draw:start-glue-point="7" draw:end-shape="id82" draw:end-glue-point="4" svg:d="M13100 20326h2713v1327" svg:viewBox="0 0 2714 1328">
          <text:p/>
        </draw:connector>
        <draw:custom-shape draw:name="Process 43" draw:style-name="gr111" draw:text-style-name="P2" xml:id="id85" draw:id="id85" draw:layer="layout" svg:width="3.375cm" svg:height="0.999cm" svg:x="13.875cm" svg:y="16.001cm">
          <text:p text:style-name="P1"><text:span text:style-name="T1">R</text:span><text:span text:style-name="T1">es</text:span><text:span text:style-name="T1">et</text:span></text:p>
          <text:p text:style-name="P1"><text:span text:style-name="T1">B</text:span><text:span text:style-name="T1">ou</text:span><text:span text:style-name="T1">nc</text:span><text:span text:style-name="T1">e </text:span><text:span text:style-name="T1">co</text:span><text:span text:style-name="T1">un</text:span><text:span text:style-name="T1">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4" draw:style-name="gr112" draw:text-style-name="P2" xml:id="id86" draw:id="id86" draw:layer="layout" svg:width="3.375cm" svg:height="0.999cm" svg:x="13.875cm" svg:y="17.376cm">
          <text:p text:style-name="P1"><text:span text:style-name="T1">Toggle</text:span></text:p>
          <text:p text:style-name="P1"><text:span text:style-name="T1">Bounce </text:span><text:span text:style-name="T1">Togg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3" draw:text-style-name="P3" draw:layer="layout" svg:x1="7.774cm" svg:y1="15.725cm" svg:x2="5.063cm" svg:y2="17.25cm" draw:start-shape="id79" draw:start-glue-point="5" draw:end-shape="id83" draw:end-glue-point="4" svg:d="M7774 15725h-2711v1525" svg:viewBox="0 0 2712 1526">
          <text:p/>
        </draw:connector>
        <draw:custom-shape draw:name="Merge 1" draw:style-name="gr114" draw:text-style-name="P5" xml:id="id84" draw:id="id84" draw:layer="layout" svg:width="1.982cm" svg:height="1.244cm" svg:x="9.446cm" svg:y="17.253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115" draw:text-style-name="P3" draw:layer="layout" svg:x1="10.437cm" svg:y1="18.497cm" svg:x2="10.437cm" svg:y2="19.3cm" draw:start-shape="id84" draw:start-glue-point="6" draw:end-shape="id80" draw:end-glue-point="4" svg:d="M10437 18497v803" svg:viewBox="0 0 1 804">
          <text:p/>
        </draw:connector>
        <draw:connector draw:style-name="gr116" draw:text-style-name="P3" draw:layer="layout" svg:x1="13.1cm" svg:y1="15.725cm" svg:x2="15.563cm" svg:y2="16.001cm" draw:start-shape="id79" draw:start-glue-point="7" draw:end-shape="id85" draw:end-glue-point="4" svg:d="M13100 15725h2463v276" svg:viewBox="0 0 2464 277">
          <text:p/>
        </draw:connector>
        <draw:connector draw:style-name="gr117" draw:text-style-name="P3" draw:layer="layout" svg:x1="15.563cm" svg:y1="17cm" svg:x2="15.563cm" svg:y2="17.376cm" draw:start-shape="id85" draw:start-glue-point="6" draw:end-shape="id86" draw:end-glue-point="4" svg:d="M15563 17000v376" svg:viewBox="0 0 1 377">
          <text:p/>
        </draw:connector>
        <draw:connector draw:style-name="gr118" draw:text-style-name="P3" draw:layer="layout" svg:x1="6.75cm" svg:y1="17.875cm" svg:x2="9.446cm" svg:y2="17.875cm" draw:start-shape="id83" draw:start-glue-point="7" draw:end-shape="id84" draw:end-glue-point="3" svg:d="M6750 17875h2696" svg:viewBox="0 0 2697 1">
          <text:p/>
        </draw:connector>
        <draw:connector draw:style-name="gr119" draw:text-style-name="P3" draw:layer="layout" svg:x1="13.875cm" svg:y1="17.876cm" svg:x2="11.428cm" svg:y2="17.875cm" draw:start-shape="id86" draw:start-glue-point="5" draw:end-shape="id84" draw:end-glue-point="1" svg:d="M13875 17876h-1223v-1h-1224" svg:viewBox="0 0 2448 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4:23:03.577757741</meta:creation-date>
    <dc:date>2023-11-18T16:15:48.601420063</dc:date>
    <meta:editing-duration>PT18M43S</meta:editing-duration>
    <meta:editing-cycles>6</meta:editing-cycles>
    <meta:generator>LibreOffice/7.6.2.1$Linux_X86_64 LibreOffice_project/56f7684011345957bbf33a7ee678afaf4d2ba333</meta:generator>
    <meta:document-statistic meta:object-count="153"/>
  </office:meta>
</office:document-meta>
</file>